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7.4cm" fo:min-width="11.784cm"/>
    </style:style>
    <style:style style:name="gr2" style:family="graphic" style:parent-style-name="standard">
      <style:graphic-properties draw:stroke="none" svg:stroke-color="#000000" draw:fill="none" draw:fill-color="#ffffff" draw:textarea-horizontal-align="left" draw:auto-grow-height="true" draw:auto-grow-width="false" fo:min-height="6.408cm" fo:min-width="11.527cm"/>
    </style:style>
    <style:style style:name="gr3" style:family="graphic" style:parent-style-name="standard">
      <style:graphic-properties draw:fill-color="#996633" draw:textarea-vertical-align="middle"/>
    </style:style>
    <style:style style:name="gr4" style:family="graphic" style:parent-style-name="standard">
      <style:graphic-properties draw:fill-color="#996633" draw:textarea-horizontal-align="justify" draw:textarea-vertical-align="middle" draw:auto-grow-height="false"/>
    </style:style>
    <style:style style:name="gr5" style:family="graphic" style:parent-style-name="standard">
      <style:graphic-properties draw:fill-color="#dc2300" draw:textarea-vertical-align="middle"/>
    </style:style>
    <style:style style:name="gr6" style:family="graphic" style:parent-style-name="standard">
      <style:graphic-properties draw:fill-color="#dc2300" draw:textarea-horizontal-align="justify" draw:textarea-vertical-align="middle" draw:auto-grow-height="false"/>
    </style:style>
    <style:style style:name="gr7" style:family="graphic" style:parent-style-name="standard">
      <style:graphic-properties draw:fill-color="#5c8526" draw:textarea-horizontal-align="justify" draw:textarea-vertical-align="middle" draw:auto-grow-height="false"/>
    </style:style>
    <style:style style:name="gr8" style:family="graphic" style:parent-style-name="objectwithoutfill">
      <style:graphic-properties svg:stroke-color="#996633" draw:fill="none" draw:textarea-vertical-align="middle"/>
    </style:style>
    <style:style style:name="gr9" style:family="graphic" style:parent-style-name="standard">
      <style:graphic-properties draw:fill-color="#0047f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666cm" fo:min-width="2.155cm"/>
    </style:style>
    <style:style style:name="gr11" style:family="graphic" style:parent-style-name="objectwithoutfill">
      <style:graphic-properties svg:stroke-color="#0000ff" draw:fill="none" draw:textarea-vertical-align="middle"/>
    </style:style>
    <style:style style:name="gr12" style:family="graphic" style:parent-style-name="standard">
      <style:graphic-properties draw:fill-color="#5c8526" draw:textarea-vertical-align="middle"/>
    </style:style>
    <style:style style:name="gr13" style:family="graphic" style:parent-style-name="objectwithoutfill">
      <style:graphic-properties svg:stroke-color="#7da647" draw:fill="none" draw:textarea-vertical-align="middle"/>
    </style:style>
    <style:style style:name="gr14" style:family="graphic" style:parent-style-name="objectwithoutfill">
      <style:graphic-properties draw:stroke="dash" draw:stroke-dash="Fine_20_Dashed" svg:stroke-width="0.102cm" draw:marker-start-width="0.356cm" draw:marker-end-width="0.356cm" draw:fill="none" draw:fill-color="#7da647" draw:textarea-vertical-align="middle" fo:padding-top="0.176cm" fo:padding-bottom="0.176cm" fo:padding-left="0.301cm" fo:padding-right="0.301cm"/>
    </style:style>
    <style:style style:name="P1" style:family="paragraph">
      <style:text-properties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538cm" svg:height="7.65cm" svg:x="1.289cm" svg:y="12.473cm">
          <draw:text-box>
            <text:p><text:span text:style-name="T1">* Leaf loses parent (Access) node</text:span></text:p>
            <text:p><text:span text:style-name="T1"><text:tab/></text:span><text:span text:style-name="T1">- Access notices leaf dropped</text:span></text:p>
            <text:p><text:span text:style-name="T1"><text:tab/></text:span><text:span text:style-name="T1">- Access wedged - doesn't notice</text:span></text:p>
            <text:p><text:span text:style-name="T1"/></text:p>
            <text:p><text:span text:style-name="T1"><text:tab/></text:span><text:span text:style-name="T1">- Leaf move to backup parent succeeds </text:span></text:p>
            <text:p><text:span text:style-name="T1"><text:tab/></text:span><text:span text:style-name="T1">- Leaf move to backup parent fails </text:span></text:p>
            <text:p><text:span text:style-name="T1"/></text:p>
            <text:p><text:span text:style-name="T1">* New leaf join fails</text:span></text:p>
            <text:p><text:span text:style-name="T1"/></text:p>
            <text:p><text:span text:style-name="T1">* Access loses 10s of leafs (i.e. edge switch failure)</text:span></text:p>
            <text:p><text:span text:style-name="T1"/></text:p>
            <text:p><text:span text:style-name="T1">* Access loses 100s of leafs (i.e. chassis switch failure)</text:span></text:p>
          </draw:text-box>
        </draw:frame>
        <draw:frame draw:style-name="gr2" draw:text-style-name="P1" draw:layer="layout" svg:width="12.981cm" svg:height="8.021cm" svg:x="13.9cm" svg:y="12.076cm">
          <draw:text-box>
            <text:p><text:span text:style-name="T1"/></text:p>
            <text:p><text:span text:style-name="T1">* Access/Distribution loses parent</text:span></text:p>
            <text:p><text:span text:style-name="T1"><text:tab/></text:span><text:span text:style-name="T1">- (same sub failures/states as Leaf)</text:span></text:p>
            <text:p><text:span text:style-name="T1"/></text:p>
            <text:p><text:span text:style-name="T1">* Entire section of the tree drops out (dashed section)</text:span></text:p>
            <text:p><text:span text:style-name="T1"><text:tab/></text:span><text:span text:style-name="T1">- some parts still connected</text:span></text:p>
            <text:p><text:span text:style-name="T1"><text:tab/></text:span><text:span text:style-name="T1">- whole chunk went dark</text:span></text:p>
            <text:p><text:span text:style-name="T1"><text:tab/></text:span><text:span text:style-name="T1">- how/why this happens could depend on topology</text:span></text:p>
            <text:p><text:span text:style-name="T1"/></text:p>
            <text:p><text:span text:style-name="T1">* Distribution loses connection to Core</text:span></text:p>
            <text:p><text:span text:style-name="T1"/></text:p>
            <text:p><text:span text:style-name="T1">* Core goes bye-bye</text:span></text:p>
            <text:p><text:span text:style-name="T1"><text:tab/></text:span></text:p>
            <text:p><text:span text:style-name="T1"/></text:p>
          </draw:text-box>
        </draw:frame>
        <draw:rect draw:style-name="gr3" draw:text-style-name="P3" draw:layer="layout" svg:width="2.788cm" svg:height="1.046cm" svg:x="4.281cm" svg:y="6.3cm" draw:corner-radius="0.102cm">
          <text:p text:style-name="P2"><text:span text:style-name="T1">Distribution</text:span></text:p>
          <text:p text:style-name="P2"><text:span text:style-name="T1">Node</text:span></text:p>
        </draw:rect>
        <draw:rect draw:style-name="gr3" draw:text-style-name="P3" draw:layer="layout" svg:width="2.789cm" svg:height="1.046cm" svg:x="8.834cm" svg:y="6.251cm" draw:corner-radius="0.102cm">
          <text:p text:style-name="P2"><text:span text:style-name="T1">Distribution</text:span></text:p>
          <text:p text:style-name="P2"><text:span text:style-name="T1">Node</text:span></text:p>
        </draw:rect>
        <draw:rect draw:style-name="gr3" draw:text-style-name="P3" draw:layer="layout" svg:width="2.789cm" svg:height="1.046cm" svg:x="11.929cm" svg:y="6.251cm" draw:corner-radius="0.102cm">
          <text:p text:style-name="P2"><text:span text:style-name="T1">Distribution</text:span></text:p>
          <text:p text:style-name="P2"><text:span text:style-name="T1">Node</text:span></text:p>
        </draw:rect>
        <draw:rect draw:style-name="gr3" draw:text-style-name="P3" draw:layer="layout" svg:width="2.789cm" svg:height="1.046cm" svg:x="16.584cm" svg:y="6.245cm" draw:corner-radius="0.102cm">
          <text:p text:style-name="P2"><text:span text:style-name="T1">Distribution</text:span></text:p>
          <text:p text:style-name="P2"><text:span text:style-name="T1">Node</text:span></text:p>
        </draw:rect>
        <draw:g>
          <draw:custom-shape draw:style-name="gr4" draw:text-style-name="P2" draw:layer="layout" svg:width="0.116cm" svg:height="0.116cm" svg:x="7.285cm" svg:y="6.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7.284cm" svg:y="6.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7.284cm" svg:y="6.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7.866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7.865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7.865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7.865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7cm" svg:x="7.864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7cm" svg:x="7.863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8.446cm" svg:y="6.76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116cm" svg:height="0.116cm" svg:x="14.954cm" svg:y="6.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4.953cm" svg:y="6.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4.953cm" svg:y="6.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5.535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5.534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5.534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5.534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7cm" svg:x="15.533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7cm" svg:x="15.532cm" svg:y="6.7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16.115cm" svg:y="6.76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rect draw:style-name="gr5" draw:text-style-name="P3" draw:layer="layout" svg:width="2.788cm" svg:height="1.046cm" svg:x="3.848cm" svg:y="8.3cm" draw:corner-radius="0.102cm">
          <text:p text:style-name="P2"><text:span text:style-name="T1">Access</text:span></text:p>
          <text:p text:style-name="P2"><text:span text:style-name="T1">Node</text:span></text:p>
        </draw:rect>
        <draw:rect draw:style-name="gr5" draw:text-style-name="P3" draw:layer="layout" svg:width="2.789cm" svg:height="1.046cm" svg:x="6.893cm" svg:y="8.3cm" draw:corner-radius="0.102cm">
          <text:p text:style-name="P2"><text:span text:style-name="T1">Access</text:span></text:p>
          <text:p text:style-name="P2"><text:span text:style-name="T1">Node</text:span></text:p>
        </draw:rect>
        <draw:rect draw:style-name="gr5" draw:text-style-name="P3" draw:layer="layout" svg:width="2.789cm" svg:height="1.046cm" svg:x="9.939cm" svg:y="8.3cm" draw:corner-radius="0.102cm">
          <text:p text:style-name="P2"><text:span text:style-name="T1">Access</text:span></text:p>
          <text:p text:style-name="P2"><text:span text:style-name="T1">Node</text:span></text:p>
        </draw:rect>
        <draw:rect draw:style-name="gr5" draw:text-style-name="P3" draw:layer="layout" svg:width="2.788cm" svg:height="1.046cm" svg:x="16.812cm" svg:y="8.3cm" draw:corner-radius="0.102cm">
          <text:p text:style-name="P2"><text:span text:style-name="T1">Access</text:span></text:p>
          <text:p text:style-name="P2"><text:span text:style-name="T1">Node</text:span></text:p>
        </draw:rect>
        <draw:rect draw:style-name="gr5" draw:text-style-name="P3" draw:layer="layout" svg:width="2.789cm" svg:height="1.046cm" svg:x="20.065cm" svg:y="8.3cm" draw:corner-radius="0.102cm">
          <text:p text:style-name="P2"><text:span text:style-name="T1">Access</text:span></text:p>
          <text:p text:style-name="P2"><text:span text:style-name="T1">Node</text:span></text:p>
        </draw:rect>
        <draw:g>
          <draw:custom-shape draw:style-name="gr6" draw:text-style-name="P2" draw:layer="layout" svg:width="0.117cm" svg:height="0.116cm" svg:x="13.559cm" svg:y="8.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7cm" svg:height="0.116cm" svg:x="13.558cm" svg:y="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7cm" svg:height="0.116cm" svg:x="13.558cm" svg:y="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6cm" svg:height="0.116cm" svg:x="14.14cm" svg:y="8.76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7cm" svg:height="0.116cm" svg:x="14.139cm" svg:y="8.76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7cm" svg:height="0.116cm" svg:x="14.139cm" svg:y="8.76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7cm" svg:height="0.116cm" svg:x="14.139cm" svg:y="8.76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8cm" svg:height="0.116cm" svg:x="14.138cm" svg:y="8.76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8cm" svg:height="0.117cm" svg:x="14.138cm" svg:y="8.762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17cm" svg:height="0.117cm" svg:x="14.717cm" svg:y="8.763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0.116cm" svg:height="0.117cm" svg:x="13.443cm" svg:y="10.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6cm" svg:x="13.442cm" svg:y="10.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6cm" svg:x="13.442cm" svg:y="10.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6cm" svg:x="14.024cm" svg:y="10.8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6cm" svg:x="14.023cm" svg:y="10.8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6cm" svg:x="14.023cm" svg:y="10.8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6cm" svg:x="14.023cm" svg:y="10.8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8cm" svg:height="0.116cm" svg:x="14.022cm" svg:y="10.8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8cm" svg:height="0.117cm" svg:x="14.021cm" svg:y="10.85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116cm" svg:height="0.118cm" svg:x="14.604cm" svg:y="10.85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line draw:style-name="gr8" draw:text-style-name="P2" draw:layer="layout" svg:x1="6.704cm" svg:y1="4.815cm" svg:x2="6.355cm" svg:y2="5.28cm">
          <text:p/>
        </draw:line>
        <draw:line draw:style-name="gr8" draw:text-style-name="P2" draw:layer="layout" svg:x1="6.819cm" svg:y1="4.815cm" svg:x2="7.168cm" svg:y2="5.28cm">
          <text:p/>
        </draw:line>
        <draw:line draw:style-name="gr8" draw:text-style-name="P2" draw:layer="layout" svg:x1="5.425cm" svg:y1="7.371cm" svg:x2="5.309cm" svg:y2="8.184cm">
          <text:p/>
        </draw:line>
        <draw:line draw:style-name="gr8" draw:text-style-name="P2" draw:layer="layout" svg:x1="15.766cm" svg:y1="4.582cm" svg:x2="15.882cm" svg:y2="5.279cm">
          <text:p/>
        </draw:line>
        <draw:rect draw:style-name="gr9" draw:text-style-name="P2" draw:layer="layout" svg:width="3.253cm" svg:height="1.278cm" svg:x="9.608cm" svg:y="1.403cm" draw:corner-radius="0.102cm">
          <text:p/>
        </draw:rect>
        <draw:frame draw:style-name="gr10" draw:layer="layout" svg:width="2.902cm" svg:height="0.962cm" svg:x="9.838cm" svg:y="1.559cm">
          <draw:text-box>
            <text:p>Core SA</text:p>
          </draw:text-box>
        </draw:frame>
        <draw:line draw:style-name="gr11" draw:text-style-name="P2" draw:layer="layout" svg:x1="9.608cm" svg:y1="2.681cm" svg:x2="8.214cm" svg:y2="3.536cm">
          <text:p/>
        </draw:line>
        <draw:line draw:style-name="gr11" draw:text-style-name="P2" draw:layer="layout" svg:x1="11.254cm" svg:y1="2.773cm" svg:x2="11.235cm" svg:y2="3.537cm">
          <text:p/>
        </draw:line>
        <draw:line draw:style-name="gr11" draw:text-style-name="P2" draw:layer="layout" svg:x1="12.88cm" svg:y1="2.565cm" svg:x2="13.79cm" svg:y2="3.42cm">
          <text:p/>
        </draw:line>
        <draw:line draw:style-name="gr11" draw:text-style-name="P2" draw:layer="layout" svg:x1="10.189cm" svg:y1="2.656cm" svg:x2="9.724cm" svg:y2="3.885cm">
          <text:p/>
        </draw:line>
        <draw:rect draw:style-name="gr3" draw:text-style-name="P3" draw:layer="layout" svg:width="2.789cm" svg:height="1.045cm" svg:x="5.724cm" svg:y="3.643cm" draw:corner-radius="0.102cm">
          <text:p text:style-name="P2"><text:span text:style-name="T1">Distribution</text:span></text:p>
          <text:p text:style-name="P2"><text:span text:style-name="T1">Node</text:span></text:p>
        </draw:rect>
        <draw:rect draw:style-name="gr3" draw:text-style-name="P3" draw:layer="layout" svg:width="2.788cm" svg:height="1.046cm" svg:x="10.461cm" svg:y="3.593cm" draw:corner-radius="0.102cm">
          <text:p text:style-name="P2"><text:span text:style-name="T1">Distribution</text:span></text:p>
          <text:p text:style-name="P2"><text:span text:style-name="T1">Node</text:span></text:p>
        </draw:rect>
        <draw:rect draw:style-name="gr3" draw:text-style-name="P3" draw:layer="layout" svg:width="2.788cm" svg:height="1.046cm" svg:x="13.556cm" svg:y="3.593cm" draw:corner-radius="0.102cm">
          <text:p text:style-name="P2"><text:span text:style-name="T1">Distribution</text:span></text:p>
          <text:p text:style-name="P2"><text:span text:style-name="T1">Node</text:span></text:p>
        </draw:rect>
        <draw:custom-shape draw:style-name="gr4" draw:text-style-name="P2" draw:layer="layout" svg:width="0.116cm" svg:height="0.116cm" svg:x="8.795cm" svg:y="4.0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6cm" svg:x="8.794cm" svg:y="4.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6cm" svg:x="8.794cm" svg:y="4.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6cm" svg:x="9.376cm" svg:y="4.0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6cm" svg:x="9.375cm" svg:y="4.0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6cm" svg:x="9.375cm" svg:y="4.0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6cm" svg:x="9.375cm" svg:y="4.0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6cm" svg:x="9.374cm" svg:y="4.05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7cm" svg:x="9.373cm" svg:y="4.05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svg:x="9.956cm" svg:y="4.05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line draw:style-name="gr8" draw:text-style-name="P2" draw:layer="layout" svg:x1="10.77cm" svg:y1="4.639cm" svg:x2="10.421cm" svg:y2="5.336cm">
          <text:p/>
        </draw:line>
        <draw:line draw:style-name="gr8" draw:text-style-name="P2" draw:layer="layout" svg:x1="12.397cm" svg:y1="4.639cm" svg:x2="12.629cm" svg:y2="5.336cm">
          <text:p/>
        </draw:line>
        <draw:line draw:style-name="gr8" draw:text-style-name="P2" draw:layer="layout" svg:x1="15.998cm" svg:y1="4.639cm" svg:x2="17.741cm" svg:y2="5.336cm">
          <text:p/>
        </draw:line>
        <draw:line draw:style-name="gr8" draw:text-style-name="P2" draw:layer="layout" svg:x1="6.006cm" svg:y1="7.371cm" svg:x2="7.052cm" svg:y2="8.184cm">
          <text:p/>
        </draw:line>
        <draw:line draw:style-name="gr8" draw:text-style-name="P2" draw:layer="layout" svg:x1="10.305cm" svg:y1="7.371cm" svg:x2="13.558cm" svg:y2="8.533cm">
          <text:p/>
        </draw:line>
        <draw:line draw:style-name="gr8" draw:text-style-name="P2" draw:layer="layout" svg:x1="11.467cm" svg:y1="7.255cm" svg:x2="14.139cm" svg:y2="8.301cm">
          <text:p/>
        </draw:line>
        <draw:line draw:style-name="gr8" draw:text-style-name="P2" draw:layer="layout" svg:x1="14.139cm" svg:y1="7.255cm" svg:x2="14.72cm" svg:y2="8.533cm">
          <text:p/>
        </draw:line>
        <draw:line draw:style-name="gr8" draw:text-style-name="P2" draw:layer="layout" svg:x1="14.372cm" svg:y1="7.138cm" svg:x2="14.953cm" svg:y2="8.416cm">
          <text:p/>
        </draw:line>
        <draw:line draw:style-name="gr8" draw:text-style-name="P2" draw:layer="layout" svg:x1="14.488cm" svg:y1="7.371cm" svg:x2="15.069cm" svg:y2="8.649cm">
          <text:p/>
        </draw:line>
        <draw:line draw:style-name="gr8" draw:text-style-name="P2" draw:layer="layout" svg:x1="14.72cm" svg:y1="7.255cm" svg:x2="15.417cm" svg:y2="8.765cm">
          <text:p/>
        </draw:line>
        <draw:line draw:style-name="gr8" draw:text-style-name="P2" draw:layer="layout" svg:x1="16.812cm" svg:y1="7.255cm" svg:x2="16.231cm" svg:y2="8.533cm">
          <text:p/>
        </draw:line>
        <draw:line draw:style-name="gr8" draw:text-style-name="P2" draw:layer="layout" svg:x1="17.509cm" svg:y1="7.255cm" svg:x2="18.09cm" svg:y2="8.185cm">
          <text:p/>
        </draw:line>
        <draw:line draw:style-name="gr8" draw:text-style-name="P2" draw:layer="layout" svg:x1="18.09cm" svg:y1="7.255cm" svg:x2="20.414cm" svg:y2="8.068cm">
          <text:p/>
        </draw:line>
        <draw:g>
          <draw:rect draw:style-name="gr12" draw:text-style-name="P3" draw:layer="layout" svg:width="1.462cm" svg:height="0.709cm" svg:x="3.847cm" svg:y="10.496cm" draw:corner-radius="0.102cm">
            <text:p text:style-name="P2"><text:span text:style-name="T1">Leaf</text:span></text:p>
          </draw:rect>
          <draw:rect draw:style-name="gr12" draw:text-style-name="P3" draw:layer="layout" svg:width="1.462cm" svg:height="0.709cm" svg:x="5.401cm" svg:y="10.496cm" draw:corner-radius="0.102cm">
            <text:p text:style-name="P2"><text:span text:style-name="T1">Leaf</text:span></text:p>
          </draw:rect>
          <draw:rect draw:style-name="gr12" draw:text-style-name="P3" draw:layer="layout" svg:width="1.462cm" svg:height="0.709cm" svg:x="3.846cm" svg:y="10.496cm" draw:corner-radius="0.102cm">
            <text:p text:style-name="P2"><text:span text:style-name="T1">Leaf</text:span></text:p>
          </draw:rect>
          <draw:rect draw:style-name="gr12" draw:text-style-name="P3" draw:layer="layout" svg:width="1.462cm" svg:height="0.709cm" svg:x="6.957cm" svg:y="10.496cm" draw:corner-radius="0.102cm">
            <text:p text:style-name="P2"><text:span text:style-name="T1">Leaf</text:span></text:p>
          </draw:rect>
          <draw:rect draw:style-name="gr12" draw:text-style-name="P3" draw:layer="layout" svg:width="1.462cm" svg:height="0.709cm" svg:x="10.068cm" svg:y="10.496cm" draw:corner-radius="0.102cm">
            <text:p text:style-name="P2"><text:span text:style-name="T1">Leaf</text:span></text:p>
          </draw:rect>
          <draw:rect draw:style-name="gr12" draw:text-style-name="P3" draw:layer="layout" svg:width="1.462cm" svg:height="0.709cm" svg:x="8.511cm" svg:y="10.496cm" draw:corner-radius="0.102cm">
            <text:p text:style-name="P2"><text:span text:style-name="T1">Leaf</text:span></text:p>
          </draw:rect>
          <draw:rect draw:style-name="gr12" draw:text-style-name="P3" draw:layer="layout" svg:width="1.462cm" svg:height="0.709cm" svg:x="11.623cm" svg:y="10.496cm" draw:corner-radius="0.102cm">
            <text:p text:style-name="P2"><text:span text:style-name="T1">Leaf</text:span></text:p>
          </draw:rect>
        </draw:g>
        <draw:rect draw:style-name="gr12" draw:text-style-name="P3" draw:layer="layout" svg:width="1.462cm" svg:height="0.709cm" svg:x="15.098cm" svg:y="10.496cm" draw:corner-radius="0.102cm">
          <text:p text:style-name="P2"><text:span text:style-name="T1">Leaf</text:span></text:p>
        </draw:rect>
        <draw:g>
          <draw:rect draw:style-name="gr12" draw:text-style-name="P3" draw:layer="layout" svg:width="1.462cm" svg:height="0.709cm" svg:x="16.654cm" svg:y="10.496cm" draw:corner-radius="0.102cm">
            <text:p text:style-name="P2"><text:span text:style-name="T1">Leaf</text:span></text:p>
          </draw:rect>
          <draw:rect draw:style-name="gr12" draw:text-style-name="P3" draw:layer="layout" svg:width="1.462cm" svg:height="0.709cm" svg:x="18.209cm" svg:y="10.496cm" draw:corner-radius="0.102cm">
            <text:p text:style-name="P2"><text:span text:style-name="T1">Leaf</text:span></text:p>
          </draw:rect>
          <draw:rect draw:style-name="gr12" draw:text-style-name="P3" draw:layer="layout" svg:width="1.462cm" svg:height="0.709cm" svg:x="16.653cm" svg:y="10.496cm" draw:corner-radius="0.102cm">
            <text:p text:style-name="P2"><text:span text:style-name="T1">Leaf</text:span></text:p>
          </draw:rect>
          <draw:rect draw:style-name="gr12" draw:text-style-name="P3" draw:layer="layout" svg:width="1.462cm" svg:height="0.709cm" svg:x="19.764cm" svg:y="10.496cm" draw:corner-radius="0.102cm">
            <text:p text:style-name="P2"><text:span text:style-name="T1">Leaf</text:span></text:p>
          </draw:rect>
          <draw:rect draw:style-name="gr12" draw:text-style-name="P3" draw:layer="layout" svg:width="1.462cm" svg:height="0.709cm" svg:x="22.876cm" svg:y="10.496cm" draw:corner-radius="0.102cm">
            <text:p text:style-name="P2"><text:span text:style-name="T1">Leaf</text:span></text:p>
          </draw:rect>
          <draw:rect draw:style-name="gr12" draw:text-style-name="P3" draw:layer="layout" svg:width="1.462cm" svg:height="0.709cm" svg:x="21.318cm" svg:y="10.496cm" draw:corner-radius="0.102cm">
            <text:p text:style-name="P2"><text:span text:style-name="T1">Leaf</text:span></text:p>
          </draw:rect>
          <draw:rect draw:style-name="gr12" draw:text-style-name="P3" draw:layer="layout" svg:width="1.462cm" svg:height="0.709cm" svg:x="24.43cm" svg:y="10.496cm" draw:corner-radius="0.102cm">
            <text:p text:style-name="P2"><text:span text:style-name="T1">Leaf</text:span></text:p>
          </draw:rect>
        </draw:g>
        <draw:line draw:style-name="gr13" draw:text-style-name="P2" draw:layer="layout" svg:x1="5.541cm" svg:y1="9.462cm" svg:x2="5.983cm" svg:y2="10.391cm">
          <text:p/>
        </draw:line>
        <draw:line draw:style-name="gr13" draw:text-style-name="P2" draw:layer="layout" svg:x1="6.006cm" svg:y1="9.462cm" svg:x2="8.839cm" svg:y2="10.508cm">
          <text:p/>
        </draw:line>
        <draw:line draw:style-name="gr13" draw:text-style-name="P2" draw:layer="layout" svg:x1="5.774cm" svg:y1="9.462cm" svg:x2="7.329cm" svg:y2="10.508cm">
          <text:p/>
        </draw:line>
        <draw:g>
          <draw:line draw:style-name="gr13" draw:text-style-name="P2" draw:layer="layout" svg:x1="19.109cm" svg:y1="10.392cm" svg:x2="20.387cm" svg:y2="9.462cm">
            <text:p/>
          </draw:line>
          <draw:line draw:style-name="gr13" draw:text-style-name="P2" draw:layer="layout" svg:x1="25.034cm" svg:y1="10.392cm" svg:x2="22.362cm" svg:y2="9.462cm">
            <text:p/>
          </draw:line>
          <draw:line draw:style-name="gr13" draw:text-style-name="P2" draw:layer="layout" svg:x1="23.292cm" svg:y1="10.392cm" svg:x2="21.898cm" svg:y2="9.462cm">
            <text:p/>
          </draw:line>
          <draw:line draw:style-name="gr13" draw:text-style-name="P2" draw:layer="layout" svg:x1="21.898cm" svg:y1="10.392cm" svg:x2="21.549cm" svg:y2="9.462cm">
            <text:p/>
          </draw:line>
          <draw:line draw:style-name="gr13" draw:text-style-name="P2" draw:layer="layout" svg:x1="20.62cm" svg:y1="10.392cm" svg:x2="20.969cm" svg:y2="9.462cm">
            <text:p/>
          </draw:line>
        </draw:g>
        <draw:line draw:style-name="gr13" draw:text-style-name="P2" draw:layer="layout" svg:x1="5.193cm" svg:y1="9.462cm" svg:x2="4.844cm" svg:y2="10.392cm">
          <text:p/>
        </draw:line>
        <draw:g>
          <draw:custom-shape draw:style-name="gr4" draw:text-style-name="P2" draw:layer="layout" svg:width="0.116cm" svg:height="0.117cm" draw:transform="rotate (1.5707963267946) translate (11.695cm 4.9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draw:transform="rotate (1.5707963267946) translate (11.696cm 4.9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draw:transform="rotate (1.5707963267946) translate (11.696cm 4.9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7cm" svg:height="0.117cm" draw:transform="rotate (-1.57079632679579) translate (11.813cm 5.39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draw:transform="rotate (-1.57079632679579) translate (11.813cm 5.39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draw:transform="rotate (-1.57079632679579) translate (11.813cm 5.39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draw:transform="rotate (-1.57079632679579) translate (11.813cm 5.39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7cm" draw:transform="rotate (-1.57079632679579) translate (11.813cm 5.395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8cm" svg:height="0.118cm" draw:transform="rotate (-1.57079632679579) translate (11.816cm 5.39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16cm" svg:height="0.117cm" draw:transform="rotate (1.5707963267946) translate (11.698cm 6.09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path draw:style-name="gr14" draw:text-style-name="P2" draw:layer="layout" svg:width="8.888cm" svg:height="8.56cm" draw:transform="rotate (-0.195476876224515) translate (9.24841730386084cm 2.60441297319409cm)" svg:viewBox="0 0 8889 8561" svg:d="m2567 1738c239-10 471-83 707-121 193-32 384-76 580-97 188-20 502 49 454 304-36 193 34 380 75 566 43 200 48 401 100 599 55 211 87 449 233 610 169 186 439-95 635-13 233 98 448-17 613 160 126 136 212 317 233 516 22 197 203 326 270 509 64 175 60 388 197 523 155 154 282 330 417 499 140 174 122 414 248 588 135 186 259 370 490 485 195 97 210 388 400 501 210 126 308 331 489 485 151 127 99 356 161 530 81 227-105 441-286 544-197 113-386 227-589 342-186 105-418 100-631 125-209 24-417 48-617 103-325 91-622-98-952 20-180 65-369 82-570 57-202-26-400 63-599 100-180 33-360 71-541 107-192 38-387 77-578 114-186 37-370 103-559 111-181 8-376 212-525-102-91-190-134-348-180-527-47-178-79-361-107-541-30-190-4-380-39-574-35-198-132-360-233-516-118-181-159-394-194-599-33-187 61-394-111-559-190-182-486 39-624-121-237-275-390 34-561-282-101-187-148-372-205-559-54-178-74-362-125-538-56-195-34-395-43-591-12-267 320-273 416-458 123-237 360-272 567-356 253-103 72-409 207-565 179-208 70-395 33-589-35-185-76-468 179-522 226-48 394-228 616-291l184-18h188l137 30z">
          <text:p/>
        </draw:path>
        <draw:rect draw:style-name="gr12" draw:text-style-name="P3" draw:layer="layout" svg:width="1.462cm" svg:height="0.709cm" svg:x="2.205cm" svg:y="10.451cm" draw:corner-radius="0.102cm">
          <text:p text:style-name="P2"><text:span text:style-name="T1">Leaf</text:span></text:p>
        </draw:rect>
        <draw:line draw:style-name="gr13" draw:text-style-name="P2" draw:layer="layout" svg:x1="4.683cm" svg:y1="9.382cm" svg:x2="3.286cm" svg:y2="10.3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2-01T16:57:33</meta:creation-date>
    <dc:date>2013-02-07T18:17:15</dc:date>
    <meta:editing-duration>P6DT48M29S</meta:editing-duration>
    <meta:editing-cycles>16</meta:editing-cycles>
    <meta:generator>OpenOffice.org/3.2$Unix OpenOffice.org_project/320m19$Build-9505</meta:generator>
    <meta:document-statistic meta:object-count="132"/>
  </office:meta>
</office:document-meta>
</file>